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3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4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ffd5e8" style:font-weight-asian="normal" style:font-weight-complex="normal"/>
    </style:style>
    <style:style style:name="P95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6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97" style:family="paragraph" style:parent-style-name="Preformatted_20_Text">
      <style:text-properties fo:color="#ffffff" loext:opacity="100%" style:text-line-through-style="none" style:text-line-through-type="none" fo:font-weight="normal" officeooo:rsid="00f6ce2f" officeooo:paragraph-rsid="00f6ce2f" style:font-weight-asian="normal" style:font-weight-complex="normal"/>
    </style:style>
    <style:style style:name="P98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a3eb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decd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none" style:text-line-through-type="none" fo:font-weight="normal" officeooo:rsid="009bd36e" officeooo:paragraph-rsid="00fcc6fa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none" style:text-line-through-type="none" fo:font-weight="normal" officeooo:rsid="00fcc6fa" officeooo:paragraph-rsid="00fdecd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none" style:text-line-through-type="none" fo:font-weight="normal" officeooo:rsid="00fd7871" officeooo:paragraph-rsid="00fdecd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none" style:text-line-through-type="none" fo:font-weight="normal" officeooo:rsid="01017ecf" officeooo:paragraph-rsid="01017ec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none" style:text-line-through-type="none" fo:font-weight="normal" officeooo:rsid="00ffa826" officeooo:paragraph-rsid="00ffa826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none" style:text-line-through-type="none" officeooo:rsid="00fbe0f1" officeooo:paragraph-rsid="00fcc6fa"/>
    </style:style>
    <style:style style:name="P106" style:family="paragraph" style:parent-style-name="Preformatted_20_Text">
      <style:text-properties fo:color="#ffffff" loext:opacity="100%" officeooo:rsid="00984e95" officeooo:paragraph-rsid="00984e95"/>
    </style:style>
    <style:style style:name="P107" style:family="paragraph" style:parent-style-name="Preformatted_20_Text">
      <style:text-properties fo:color="#ffffff" loext:opacity="100%" officeooo:rsid="009bd36e" officeooo:paragraph-rsid="009bd36e"/>
    </style:style>
    <style:style style:name="P108" style:family="paragraph" style:parent-style-name="Preformatted_20_Text">
      <style:text-properties fo:color="#ffffff" loext:opacity="100%" officeooo:rsid="009bd36e" officeooo:paragraph-rsid="00fcc6fa"/>
    </style:style>
    <style:style style:name="P109" style:family="paragraph" style:parent-style-name="Preformatted_20_Text">
      <style:text-properties fo:color="#ffffff" loext:opacity="100%" officeooo:rsid="009d9484" officeooo:paragraph-rsid="009bd36e"/>
    </style:style>
    <style:style style:name="P110" style:family="paragraph" style:parent-style-name="Preformatted_20_Text">
      <style:text-properties fo:color="#ffffff" loext:opacity="100%" officeooo:rsid="009d9484" officeooo:paragraph-rsid="009d9484"/>
    </style:style>
    <style:style style:name="P111" style:family="paragraph" style:parent-style-name="Preformatted_20_Text">
      <style:text-properties fo:color="#ffffff" loext:opacity="100%" officeooo:rsid="009d9484" officeooo:paragraph-rsid="00c0900e"/>
    </style:style>
    <style:style style:name="P112" style:family="paragraph" style:parent-style-name="Preformatted_20_Text">
      <style:text-properties fo:color="#ffffff" loext:opacity="100%" officeooo:rsid="009d9484" officeooo:paragraph-rsid="00fcc6fa"/>
    </style:style>
    <style:style style:name="P113" style:family="paragraph" style:parent-style-name="Preformatted_20_Text">
      <style:text-properties fo:color="#ffffff" loext:opacity="100%" officeooo:rsid="009e3cea" officeooo:paragraph-rsid="00c0900e"/>
    </style:style>
    <style:style style:name="P114" style:family="paragraph" style:parent-style-name="Preformatted_20_Text">
      <style:text-properties fo:color="#ffffff" loext:opacity="100%" officeooo:rsid="009e3cea" officeooo:paragraph-rsid="00fcc6fa"/>
    </style:style>
    <style:style style:name="P115" style:family="paragraph" style:parent-style-name="Preformatted_20_Text">
      <style:text-properties fo:color="#ffffff" loext:opacity="100%" officeooo:rsid="00a1bd78" officeooo:paragraph-rsid="00a1bd78"/>
    </style:style>
    <style:style style:name="P116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24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25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26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27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28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29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30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31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32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33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35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36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37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38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39" style:family="paragraph" style:parent-style-name="Preformatted_20_Text">
      <style:text-properties fo:color="#ffffff" loext:opacity="100%" officeooo:rsid="009fcc34" officeooo:paragraph-rsid="009fcc34"/>
    </style:style>
    <style:style style:name="P140" style:family="paragraph" style:parent-style-name="Preformatted_20_Text">
      <style:text-properties fo:color="#ffffff" loext:opacity="100%" officeooo:rsid="009fcc34" officeooo:paragraph-rsid="00c0900e"/>
    </style:style>
    <style:style style:name="P141" style:family="paragraph" style:parent-style-name="Preformatted_20_Text">
      <style:text-properties fo:color="#ffffff" loext:opacity="100%" officeooo:rsid="009fcc34" officeooo:paragraph-rsid="00fcc6fa"/>
    </style:style>
    <style:style style:name="P142" style:family="paragraph" style:parent-style-name="Preformatted_20_Text">
      <style:text-properties fo:color="#ffffff" loext:opacity="100%" officeooo:paragraph-rsid="00d14f72"/>
    </style:style>
    <style:style style:name="P143" style:family="paragraph" style:parent-style-name="Preformatted_20_Text">
      <style:text-properties fo:color="#ffffff" loext:opacity="100%" officeooo:rsid="00d27863" officeooo:paragraph-rsid="00d27863"/>
    </style:style>
    <style:style style:name="P144" style:family="paragraph" style:parent-style-name="Preformatted_20_Text">
      <style:text-properties fo:color="#ffffff" loext:opacity="100%" officeooo:rsid="00d7ef93" officeooo:paragraph-rsid="00d7ef93"/>
    </style:style>
    <style:style style:name="P145" style:family="paragraph" style:parent-style-name="Preformatted_20_Text">
      <style:text-properties fo:color="#ffffff" loext:opacity="100%" officeooo:rsid="00bd0e9d" officeooo:paragraph-rsid="00bd0e9d"/>
    </style:style>
    <style:style style:name="P146" style:family="paragraph" style:parent-style-name="Preformatted_20_Text">
      <style:text-properties fo:color="#ffffff" loext:opacity="100%" officeooo:rsid="00e7da67" officeooo:paragraph-rsid="00e7da67"/>
    </style:style>
    <style:style style:name="P147" style:family="paragraph" style:parent-style-name="Preformatted_20_Text">
      <style:text-properties fo:color="#ffffff" loext:opacity="100%" officeooo:rsid="00e9883b" officeooo:paragraph-rsid="00e9883b"/>
    </style:style>
    <style:style style:name="P148" style:family="paragraph" style:parent-style-name="Preformatted_20_Text">
      <style:text-properties fo:color="#ffffff" loext:opacity="100%" officeooo:rsid="00f14d0b" officeooo:paragraph-rsid="00f14d0b"/>
    </style:style>
    <style:style style:name="P149" style:family="paragraph" style:parent-style-name="Preformatted_20_Text">
      <style:text-properties fo:color="#ffffff" loext:opacity="100%" officeooo:rsid="00f14d0b" officeooo:paragraph-rsid="00fcc6fa"/>
    </style:style>
    <style:style style:name="P150" style:family="paragraph" style:parent-style-name="Preformatted_20_Text">
      <style:text-properties fo:color="#ffffff" loext:opacity="100%" officeooo:rsid="00fbe0f1" officeooo:paragraph-rsid="00fbe0f1"/>
    </style:style>
    <style:style style:name="P151" style:family="paragraph" style:parent-style-name="Preformatted_20_Text">
      <style:text-properties fo:color="#ffffff" loext:opacity="100%" officeooo:rsid="0103170f" officeooo:paragraph-rsid="0103170f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af813"/>
    </style:style>
    <style:style style:name="T50" style:family="text">
      <style:text-properties officeooo:rsid="001f18eb"/>
    </style:style>
    <style:style style:name="T51" style:family="text">
      <style:text-properties officeooo:rsid="00f00dde"/>
    </style:style>
    <style:style style:name="T52" style:family="text">
      <style:text-properties officeooo:rsid="00f4234b"/>
    </style:style>
    <style:style style:name="T53" style:family="text">
      <style:text-properties officeooo:rsid="00d1c86c"/>
    </style:style>
    <style:style style:name="T54" style:family="text">
      <style:text-properties officeooo:rsid="00f89deb"/>
    </style:style>
    <style:style style:name="T55" style:family="text">
      <style:text-properties officeooo:rsid="00fd88d7"/>
    </style:style>
    <style:style style:name="T56" style:family="text">
      <style:text-properties officeooo:rsid="00fdecdf"/>
    </style:style>
    <style:style style:name="T57" style:family="text">
      <style:text-properties style:font-name="Liberation Mono" fo:font-size="10pt" officeooo:rsid="00fdecdf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10pt" officeooo:rsid="00e9e7fb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106">first make a list of all functions that a calculation goes through, and what result it should give:</text:p>
      <text:p text:style-name="P106"/>
      <text:p text:style-name="P107">operatorpress:</text:p>
      <text:p text:style-name="P107"/>
      <text:p text:style-name="P107"/>
      <text:p text:style-name="P107">runEquals:</text:p>
      <text:p text:style-name="P150">getArrayFromString</text:p>
      <text:p text:style-name="P111"><text:span text:style-name="T46"><text:tab/></text:span>evaluateStringSymbols</text:p>
      <text:p text:style-name="P111"><text:span text:style-name="T46"><text:tab/></text:span><text:tab/><text:tab/>makeInputArray</text:p>
      <text:p text:style-name="P113"><text:span text:style-name="T46"><text:tab/></text:span><text:tab/><text:tab/><text:tab/>numberOrOperator</text:p>
      <text:p text:style-name="P148"><text:tab/><text:tab/><text:tab/><text:tab/><text:tab/>checkSymbol</text:p>
      <text:p text:style-name="P113">checkForErrors</text:p>
      <text:p text:style-name="P140"><text:tab/>doubleOperators</text:p>
      <text:p text:style-name="P140"/>
      <text:p text:style-name="P110"><text:span text:style-name="T46"><text:tab/></text:span>calculate</text:p>
      <text:p text:style-name="P139"><text:tab/><text:span text:style-name="T46"><text:tab/></text:span>calculateInOrder</text:p>
      <text:p text:style-name="P139"><text:tab/><text:tab/><text:span text:style-name="T46"><text:tab/></text:span>doCalculation</text:p>
      <text:p text:style-name="P107">displayAns</text:p>
      <text:p text:style-name="P107">clearEntry</text:p>
      <text:p text:style-name="P107"/>
      <text:p text:style-name="P109"/>
      <text:p text:style-name="P143"/>
      <text:p text:style-name="P109"/>
      <text:p text:style-name="P110">split the calculate function into: makeStringObject &amp; calculate</text:p>
      <text:p text:style-name="P110"/>
      <text:p text:style-name="P115">make <text:span text:style-name="T42">the functions </text:span>parameter-dependent in the following order:</text:p>
      <text:p text:style-name="P116">clearEntry</text:p>
      <text:p text:style-name="P117">displayAns</text:p>
      <text:p text:style-name="P118">doCalculation</text:p>
      <text:p text:style-name="P118">calculateInOrder</text:p>
      <text:p text:style-name="P118">doubleOperators</text:p>
      <text:p text:style-name="P119"><text:span text:style-name="T41">c</text:span>heckForErrors</text:p>
      <text:p text:style-name="P119">numberOrOperator</text:p>
      <text:p text:style-name="P120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21"><text:span text:style-name="T43">- </text:span>add the operator to the operatorObject + different ways that it can be written</text:p>
      <text:p text:style-name="P121"/>
      <text:p text:style-name="P122">find out why there is a loop somewhere in the calculate function, if there is an unknown symbol</text:p>
      <text:p text:style-name="P123">why is i not going up <text:span text:style-name="T44">i</text:span>n value</text:p>
      <text:p text:style-name="P86"/>
      <text:p text:style-name="P121"/>
      <text:p text:style-name="P90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3"><text:span text:style-name="T43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48">n operator</text:span>, give number.</text:p>
      <text:p text:style-name="P79">otherwise push currentNum , + operator, </text:p>
      <text:p text:style-name="P68"/>
      <text:p text:style-name="P69">add brackets<text:span text:style-name="T37">:</text:span></text:p>
      <text:p text:style-name="P124">check the whole object for brackets. if the amount of opening and closing brackets are not equal, give an error</text:p>
      <text:p text:style-name="P69"><text:soft-page-break/></text:p>
      <text:p text:style-name="P126">how to make the calculator not crash when an opening bracket has been found</text:p>
      <text:p text:style-name="P69"/>
      <text:p text:style-name="P124">when you find a <text:span text:style-name="T38">closer </text:span>bracket, save the index<text:span text:style-name="T44">, return the symbol</text:span></text:p>
      <text:p text:style-name="P70"/>
      <text:p text:style-name="P127">make an array of the openBracket indexes</text:p>
      <text:p text:style-name="P70"/>
      <text:p text:style-name="P70"/>
      <text:p text:style-name="P128">let the calculate function run with return values</text:p>
      <text:p text:style-name="P128">if a closebracket has been found, get the index of the last open brackets</text:p>
      <text:p text:style-name="P77"/>
      <text:p text:style-name="P129">we need the length of the array between the open and close bracket.</text:p>
      <text:p text:style-name="P129">index closeBr - indexopenBr + 1</text:p>
      <text:p text:style-name="P78"/>
      <text:p text:style-name="P129">then we need to calculate with those values.</text:p>
      <text:p text:style-name="P129"/>
      <text:p text:style-name="P129">then we need to return those values, and splice them at the original location</text:p>
      <text:p text:style-name="P128"/>
      <text:p text:style-name="P128">get the array elements in between (not including) the brackets.</text:p>
      <text:p text:style-name="P128"/>
      <text:p text:style-name="P128">get the calculation value </text:p>
      <text:p text:style-name="P128"/>
      <text:p text:style-name="P130">splice everything, </text:p>
      <text:p text:style-name="P124"/>
      <text:p text:style-name="P125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25"/>
      <text:p text:style-name="P125"><text:span text:style-name="T38">isolate the </text:span><text:span text:style-name="T44">array elements in between, and return the string that is in between those values</text:span></text:p>
      <text:p text:style-name="P125"/>
      <text:p text:style-name="P125"><text:span text:style-name="T38">run it through the calculate function, and </text:span><text:span text:style-name="T45">alert the value</text:span></text:p>
      <text:p text:style-name="P124"/>
      <text:p text:style-name="P124"/>
      <text:p text:style-name="P131">first make the function calculate re-usable for different arrays.</text:p>
      <text:p text:style-name="P132">add brackets to the symbolObject</text:p>
      <text:p text:style-name="P132">give them precedence 2</text:p>
      <text:p text:style-name="P132">if a ) bracket is found, console.log that bracket</text:p>
      <text:p text:style-name="P132">if a ) bracket is found, iterate backwards through the array, until you find the first ( bracket, then stop.</text:p>
      <text:p text:style-name="P132">console log that value and index.</text:p>
      <text:p text:style-name="P132"/>
      <text:p text:style-name="P132">okay, now we have the indexes of both brackets<text:span text:style-name="T39">. we should now isolate what is in between them</text:span></text:p>
      <text:p text:style-name="P132"/>
      <text:p text:style-name="P133">take that length of the array, and fill it up with value bracketResult (for now value B)</text:p>
      <text:p text:style-name="P133"/>
      <text:p text:style-name="P133">now take that array, and put it through the calculate() function, return the value</text:p>
      <text:p text:style-name="P70"/>
      <text:p text:style-name="P124"/>
      <text:p text:style-name="P138">ANS</text:p>
      <text:p text:style-name="P138">what is ans actually?</text:p>
      <text:p text:style-name="P138"/>
      <text:p text:style-name="P138">ans is <text:span text:style-name="T33">the </text:span>value that is the last result that was calculated.</text:p>
      <text:p text:style-name="P134">when you click it, its value is added to the calculation.</text:p>
      <text:p text:style-name="P134"/>
      <text:p text:style-name="P135">if the ans is clicked += the ans value to the displayTop</text:p>
      <text:p text:style-name="P135"/>
      <text:p text:style-name="P136">=</text:p>
      <text:p text:style-name="P137">delete userinput and ans values,</text:p>
      <text:p text:style-name="P137"><text:span text:style-name="T35">empty</text:span> <text:span text:style-name="T35">inputArray</text:span></text:p>
      <text:p text:style-name="P124"/>
      <text:p text:style-name="P124"/>
      <text:p text:style-name="P124"><text:soft-page-break/>(3*(4+9))*(1+1)</text:p>
      <text:p text:style-name="P67"/>
      <text:p text:style-name="P80">for now I want:</text:p>
      <text:p text:style-name="P80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42"><text:tab/></text:p>
      <text:p text:style-name="P142"><text:tab/>- operator:</text:p>
      <text:p text:style-name="P142"><text:tab/><text:tab/>* was the operator pressed without any previous content?</text:p>
      <text:p text:style-name="P142"><text:tab/><text:tab/><text:tab/>- is there a previous ans, fill in ANS, otherwise</text:p>
      <text:p text:style-name="P142"><text:tab/><text:tab/><text:tab/>- remove the operator</text:p>
      <text:p text:style-name="P142"><text:tab/><text:tab/>* are there 2 operators and a num1 and num2?</text:p>
      <text:p text:style-name="P142"><text:tab/><text:tab/><text:tab/>- calculate the previous result already</text:p>
      <text:p text:style-name="P142"><text:tab/><text:tab/>* is there only num1, change the operator value</text:p>
      <text:p text:style-name="P142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44">233 - 12</text:p>
      <text:p text:style-name="P144"/>
      <text:p text:style-name="P144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44"/>
      <text:p text:style-name="P144">-</text:p>
      <text:p text:style-name="P144">return number</text:p>
      <text:p text:style-name="P144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45"><text:soft-page-break/>when there is a closingbracket first, of an open<text:span text:style-name="T52">i</text:span>ngbracket last</text:p>
      <text:p text:style-name="P146">if you press ans when there is no answer, let equals still work afterwards</text:p>
      <text:p text:style-name="P147">let the caretposition stay at the right place after adding a number with buttons</text:p>
      <text:p text:style-name="P81"/>
      <text:p text:style-name="P151">18</text:p>
      <text:p text:style-name="P81"/>
      <text:p text:style-name="P59">to add an operator:</text:p>
      <text:p text:style-name="P96"><text:span text:style-name="T49">- </text:span>add the operator to the <text:span text:style-name="T58">operatorObject</text:span> + different ways that it can be written</text:p>
      <text:p text:style-name="P91"><text:span text:style-name="T49">- </text:span>write a way to check for this operator in the check<text:span text:style-name="T40">Symbol</text:span>()<text:span text:style-name="T49"> : put </text:span><text:span text:style-name="T51">multi-symbol signs</text:span><text:span text:style-name="T49"> before any other signs that are smaller and might actually get confused with this sign.</text:span></text:p>
      <text:p text:style-name="P85"><text:span text:style-name="T49">- </text:span>add the calculation in the doCalculation function</text:p>
      <text:p text:style-name="P95">- <text:span text:style-name="T50">think about possible errors, and add these in checkForErrors()</text:span></text:p>
      <text:p text:style-name="P83"/>
      <text:p text:style-name="P83"/>
      <text:p text:style-name="P87">if you press a key, why does the textinput change</text:p>
      <text:p text:style-name="P87"/>
      <text:p text:style-name="P75">solve numbers. if it is a complex number, solve it to 2 numbers<text:span text:style-name="T47">, save that as an array</text:span></text:p>
      <text:p text:style-name="P75">then add a check <text:span text:style-name="T47">if the current number is an array.</text:span></text:p>
      <text:p text:style-name="P88">if the number is an array, </text:p>
      <text:p text:style-name="P89"/>
      <text:p text:style-name="P89"/>
      <text:p text:style-name="P92">add a backspace k<text:span text:style-name="T57">ey, and arrow buttons</text:span></text:p>
      <text:p text:style-name="P93"/>
      <text:p text:style-name="P93">add the option to multiply by having brackets with nothing in between</text:p>
      <text:p text:style-name="P93"/>
      <text:p text:style-name="P97">----</text:p>
      <text:p text:style-name="P93"/>
      <text:p text:style-name="P104">make the calculator work with uppercase letters</text:p>
      <text:p text:style-name="P93"/>
      <text:p text:style-name="P102">make numbers appear gradually, not only when an operator is added<text:span text:style-name="T55">, so that the inputArray is always as complete as it can be</text:span></text:p>
      <text:p text:style-name="P99"/>
      <text:p text:style-name="P101">fix a way to let pi multiply when it is behind certain objects</text:p>
      <text:p text:style-name="P101"/>
      <text:p text:style-name="P103">let !calculations work with floating point numbers</text:p>
      <text:p text:style-name="P101"/>
      <text:p text:style-name="P94">add the option to multiply by having brackets with nothing in between</text:p>
      <text:p text:style-name="P99"/>
      <text:p text:style-name="P97">add <text:span text:style-name="T53">arrow buttons</text:span></text:p>
      <text:p text:style-name="P97"/>
      <text:p text:style-name="P97">fix the fact that you can't select the ans field</text:p>
      <text:p text:style-name="P97"/>
      <text:p text:style-name="P97">make ANS appear as the text ANS<text:span text:style-name="T56">, and update it each calculation</text:span></text:p>
      <text:p text:style-name="P97"/>
      <text:p text:style-name="P97">keep any<text:span text:style-name="T54"> done</text:span> calculation standing, unless it is removed</text:p>
      <text:p text:style-name="P97"/>
      <text:p text:style-name="P98">let ANS appear if any operator is pressed when the input field is empty</text:p>
      <text:p text:style-name="P108">runEquals:</text:p>
      <text:p text:style-name="P108"/>
      <text:p text:style-name="P108"/>
      <text:p text:style-name="P105">getArrayFromString</text:p>
      <text:p text:style-name="P112"><text:span text:style-name="T46"><text:tab/></text:span>evaluateStringSymbols</text:p>
      <text:p text:style-name="P112"><text:span text:style-name="T46"><text:tab/></text:span><text:tab/><text:tab/>makeInputArray</text:p>
      <text:p text:style-name="P114"><text:span text:style-name="T46"><text:tab/></text:span><text:tab/><text:tab/><text:tab/>numberOrOperator</text:p>
      <text:p text:style-name="P149"><text:tab/><text:tab/><text:tab/><text:tab/><text:tab/>checkSymbol</text:p>
      <text:p text:style-name="P114">checkForErrors</text:p>
      <text:p text:style-name="P141"><text:tab/>doubleOperators</text:p>
      <text:p text:style-name="P141"/>
      <text:p text:style-name="P112"><text:span text:style-name="T46"><text:tab/></text:span>calculate</text:p>
      <text:p text:style-name="P141"><text:tab/><text:span text:style-name="T46"><text:tab/></text:span>calculateInOrder</text:p>
      <text:p text:style-name="P141"><text:tab/><text:tab/><text:span text:style-name="T46"><text:tab/></text:span>doCalculation</text:p>
      <text:p text:style-name="P108">displayAns</text:p>
      <text:p text:style-name="P108"><text:soft-page-break/>clearEntry</text:p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6:12:26.425085031</dc:date>
    <meta:editing-duration>P5DT8H41M9S</meta:editing-duration>
    <meta:editing-cycles>170</meta:editing-cycles>
    <meta:generator>LibreOffice/7.3.7.2$Linux_X86_64 LibreOffice_project/30$Build-2</meta:generator>
    <meta:document-statistic meta:table-count="0" meta:image-count="0" meta:object-count="0" meta:page-count="10" meta:paragraph-count="283" meta:word-count="2360" meta:character-count="13540" meta:non-whitespace-character-count="11333"/>
  </office:meta>
</office:document-meta>
</file>